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7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LOZANO SANDOVAL, AMANCI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REVALO ALEGRIA, LAUR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P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9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LOZANO SANDOVAL, AMANCI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7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17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264006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56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8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9:4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8T20:36:28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